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Verifying Audit-Verifiable Receipts (AVRs)</text:h>
      <text:h text:style-name="Heading_20_3" text:outline-level="3">What You Receive</text:h>
      <text:p text:style-name="Text_20_body">An <text:span text:style-name="Strong_20_Emphasis">Audit-Verifiable Receipt (AVR)</text:span> is a compact cryptographic proof that certifies:<text:line-break/>♦ A specific dataset and time period.<text:line-break/>♦ The compliance question posed (e.g., “Did User X have a path to Record Y at Time T?”).<text:line-break/>♦ The answer: <text:span text:style-name="Strong_20_Emphasis">Reachable</text:span> or <text:span text:style-name="Strong_20_Emphasis">Non-Reachable.</text:span><text:line-break/>♦ A timestamp anchor and verification path.</text:p>
      <text:p text:style-name="Horizontal_20_Line"/>
      <text:h text:style-name="Heading_20_3" text:outline-level="3">How to Verify (Independent Auditor Steps)</text:h>
      <text:list text:style-name="L1">
        <text:list-item>
          <text:p text:style-name="P1"><text:span text:style-name="Strong_20_Emphasis">Obtain Receipt File</text:span><text:line-break/>Each AVR is a small, signed data packet (kilobytes).</text:p>
        </text:list-item>
        <text:list-item>
          <text:p text:style-name="P1"><text:span text:style-name="Strong_20_Emphasis">Load Public Verifier</text:span><text:line-break/>Use our lightweight CLI tool or a standard verification library (SHA-256, RFC-3161).</text:p>
        </text:list-item>
        <text:list-item>
          <text:p text:style-name="P1"><text:span text:style-name="Strong_20_Emphasis">Run Check</text:span></text:p>
        </text:list-item>
      </text:list>
      <text:p text:style-name="Standard">verifier --receipt sample.avr<text:line-break/></text:p>
      <text:p text:style-name="Standard">Output: </text:p>
      <text:p text:style-name="Standard">Dataset: TradeLog_2024Q3<text:line-break/>Query: User123 → Record678<text:line-break/>Result: Non-Reachable<text:line-break/>Verified: True<text:line-break/>Timestamp: 2024-09-30 13:05:27 UTC<text:line-break/></text:p>
      <text:list text:style-name="L2">
        <text:list-item>
          <text:p text:style-name="P2"><text:span text:style-name="Strong_20_Emphasis">Cross-Check Timestamp</text:span><text:line-break/>The receipt includes an RFC-3161 timestamp proof (or equivalent). You may verify it directly with the independent timestamp authority.</text:p>
        </text:list-item>
      </text:list>
      <text:p text:style-name="Horizontal_20_Line"/>
      <text:h text:style-name="Heading_20_3" text:outline-level="3">Key Properties</text:h>
      <text:p text:style-name="Text_20_body">♦ <text:span text:style-name="Strong_20_Emphasis">Deterministic</text:span>: No probabilistic false positives or negatives.<text:line-break/>♦ <text:span text:style-name="Strong_20_Emphasis">Portable</text:span>: A receipt stands alone—no live system connection required.<text:line-break/>♦ <text:span text:style-name="Strong_20_Emphasis">Independent</text:span>: Any third party can validate without relying on our infrastructure.<text:line-break/>♦ <text:span text:style-name="Strong_20_Emphasis">Efficient</text:span>: Typical verification &lt;100µs on commodity hardware.</text:p>
      <text:p text:style-name="Horizontal_20_Line"/>
      <text:h text:style-name="Heading_20_3" text:outline-level="3"><text:soft-page-break/>Why This Matters for Audit</text:h>
      <text:p text:style-name="Text_20_body">Logs show activity.<text:line-break/>Receipts show <text:span text:style-name="Emphasis">inactivity with proof</text:span>.<text:line-break/>An AVR lets you certify to regulators or courts:</text:p>
      <text:list text:style-name="L3">
        <text:list-item>
          <text:p text:style-name="P3">“This trade did not occur.”</text:p>
        </text:list-item>
        <text:list-item>
          <text:p text:style-name="P3">“This patient record was not accessed.”</text:p>
        </text:list-item>
        <text:list-item>
          <text:p text:style-name="P3">“This cardholder data was never exposed.”</text:p>
        </text:list-item>
      </text:list>
      <text:p text:style-name="Horizontal_20_Line"/>
      <text:h text:style-name="Heading_20_3" text:outline-level="3">Delivery</text:h>
      <text:p text:style-name="Text_20_body">♦ Verifier toolkit included in licensing package.<text:line-break/>♦ Integrates with audit workflows (compliance dashboards, e-discovery systems).<text:line-break/>♦ No specialized hardware required.</text:p>
      <text:p text:style-name="Horizontal_20_Line"/>
      <text:p text:style-name="Text_20_body"><text:span text:style-name="Strong_20_Emphasis">Epistria, LLC – Cryptographic evidence, built for audit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1T19:01:02.873270100</meta:creation-date>
    <dc:date>2025-09-21T19:45:25.791402400</dc:date>
    <meta:editing-duration>PT33M11S</meta:editing-duration>
    <meta:editing-cycles>1</meta:editing-cycles>
    <meta:document-statistic meta:table-count="0" meta:image-count="0" meta:object-count="0" meta:page-count="2" meta:paragraph-count="21" meta:word-count="247" meta:character-count="1671" meta:non-whitespace-character-count="1450"/>
    <meta:generator>LibreOffice/25.8.1.1$Windows_X86_64 LibreOffice_project/54047653041915e595ad4e45cccea684809c77b5</meta:generator>
  </office:meta>
</office:document-meta>
</file>